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14.509cm"/>
    </style:style>
    <style:style style:name="co1" style:family="table-column">
      <style:table-column-properties style:column-width="4.319cm" style:use-optimal-column-width="false"/>
    </style:style>
    <style:style style:name="co2" style:family="table-column">
      <style:table-column-properties style:column-width="4.325cm" style:use-optimal-column-width="false"/>
    </style:style>
    <style:style style:name="ro1" style:family="table-row">
      <style:table-row-properties style:row-height="2.47cm"/>
    </style:style>
    <style:style style:name="ro2" style:family="table-row">
      <style:table-row-properties style:row-height="2.479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3cm" fo:margin-bottom="1.3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</style:style>
    <style:style style:name="P7" style:family="paragraph">
      <style:paragraph-properties fo:margin-left="0cm" fo:margin-right="0cm" fo:margin-top="0.1cm" fo:margin-bottom="0.1cm" fo:text-align="start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1.3cm" fo:margin-bottom="1.3cm" fo:text-indent="0cm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1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Informationen über Feature-based DTW</text:span></text:p>
              </text:list-item>
              <text:list-item>
                <text:p text:style-name="P2"><text:span text:style-name="T1">Abspeichern der Klassen in rawdata</text:span></text:p>
              </text:list-item>
              <text:list-item>
                <text:p text:style-name="P2"><text:span text:style-name="T1">CNN implementieren</text:span></text:p>
              </text:list-item>
              <text:list-item>
                <text:p text:style-name="P2"><text:span text:style-name="T1">Ergebnisse der beiden Klassifizierungen vergleichen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5" draw:text-style-name="P4" draw:layer="layout" svg:width="25.199cm" svg:height="14.509cm" svg:x="1.201cm" svg:y="4.787cm" presentation:class="subtitle" presentation:user-transformed="true">
          <draw:text-box>
            <text:list text:style-name="L1">
              <text:list-item>
                <text:p text:style-name="P2"><text:span text:style-name="T3">Hjorth paramters: Bei der Analyse elektroencephalographischer Signale</text:span></text:p>
                <text:list>
                  <text:list-item>
                    <text:list>
                      <text:list-item>
                        <text:p text:style-name="P6"><text:span text:style-name="T3">Hjorth Activity: Varianz der Funktion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4">Activity = var(y(t))</text:span></text:p>
                                                    <text:p text:style-name="P6"><text:span text:style-name="T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6"><text:span text:style-name="T3">Hjorth Mobility: Gemittelte Frequenz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4">Mobility = sqrt(var(dy(t)/dt)/var(y(t))</text:span></text:p>
                                                    <text:p text:style-name="P6"><text:span text:style-name="T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3">Hjorth Complexity: Veränderung der Frequenz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4">Complexity = Mobility(dy(t)/dt)/Mobility(y(t)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5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5">Xie, Y., &amp; Wiltgen, B. (2010). Adaptive feature based dynamic time warping. International Journal of Computer Science and Network Security, 10(1), 264-273.</text:span></text:p>
            <text:p text:style-name="P6"><text:span text:style-name="T6">Vergleich: </text:span></text:p>
            <text:list text:style-name="L2">
              <text:list-item>
                <text:p text:style-name="P6"><text:span text:style-name="T7">Value-based DTW und Derivative DTW</text:span></text:p>
              </text:list-item>
              <text:list-item>
                <text:p text:style-name="P6"><text:span text:style-name="T7">Feature-based DTW</text:span></text:p>
              </text:list-item>
            </text:list>
            <text:p text:style-name="P6"><text:span text:style-name="T7"/></text:p>
            <text:p text:style-name="P6"><text:span text:style-name="T7">Datapoint: r</text:span><text:span text:style-name="T8">i </text:span></text:p>
            <text:p text:style-name="P6"><text:span text:style-name="T9">Local Feature: f</text:span><text:span text:style-name="T8">local</text:span><text:span text:style-name="T9">(r</text:span><text:span text:style-name="T8">i</text:span><text:span text:style-name="T9">) = (r</text:span><text:span text:style-name="T8">i</text:span><text:span text:style-name="T9">-r</text:span><text:span text:style-name="T8">i-1</text:span><text:span text:style-name="T9">, r</text:span><text:span text:style-name="T8">i</text:span><text:span text:style-name="T9">-r</text:span><text:span text:style-name="T8">i+1</text:span><text:span text:style-name="T9">) </text:span></text:p>
            <text:p text:style-name="P6"><text:span text:style-name="T9">Global Feature: f</text:span><text:span text:style-name="T8">global</text:span><text:span text:style-name="T9">(r</text:span><text:span text:style-name="T8">i</text:span><text:span text:style-name="T9">) = </text:span></text:p>
            <text:p text:style-name="P3"><text:span text:style-name="T10"/></text:p>
            <text:p text:style-name="P3"><text:span text:style-name="T10">Performanz kann sich je nach datensatz bei verwendung von lokalen zu globalen Featuren unterscheiden</text:span></text:p>
            <text:p text:style-name="P3"><text:span text:style-name="T10"/></text:p>
            <text:p text:style-name="P3"><text:span text:style-name="T10">Deshalb lernen welche methode zur paarweisen distanzberechung verwendet werden soll</text:span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p text:style-name="P2"><text:span text:style-name="T4"/></text:p>
            <text:list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draw:frame draw:style-name="standard" draw:layer="layout" svg:width="25.931cm" svg:height="12.358cm" svg:x="0.928cm" svg:y="4.9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8">Methode</text:p>
              </table:table-cell>
              <table:table-cell>
                <text:p text:style-name="P8">Klasse 1</text:p>
                <text:p text:style-name="P8">Normal</text:p>
              </table:table-cell>
              <table:table-cell>
                <text:p text:style-name="P8">Klasse 2</text:p>
                <text:p text:style-name="P8">Zu groß</text:p>
              </table:table-cell>
              <table:table-cell>
                <text:p text:style-name="P8">Klasse 4</text:p>
                <text:p text:style-name="P8">Zu klein</text:p>
              </table:table-cell>
              <table:table-cell>
                <text:p text:style-name="P8">Klasse 6</text:p>
                <text:p text:style-name="P8">Korrektur-bolur</text:p>
              </table:table-cell>
              <table:table-cell>
                <text:p text:style-name="P8">Klasse 5</text:p>
                <text:p text:style-name="P8">Restklasse</text:p>
              </table:table-cell>
            </table:table-row>
            <table:table-row table:style-name="ro1" table:default-cell-style-name="ce1">
              <table:table-cell table:style-name="gray2">
                <text:p>VBDTW</text:p>
                <text:p><text:span text:style-name="T11">(Schwellwert &gt; 70)</text:span></text:p>
              </table:table-cell>
              <table:table-cell>
                <text:p text:style-name="P8">122</text:p>
                <text:p text:style-name="P8">~18,89 %</text:p>
              </table:table-cell>
              <table:table-cell>
                <text:p text:style-name="P8">31</text:p>
                <text:p text:style-name="P8">~4,8 %</text:p>
              </table:table-cell>
              <table:table-cell>
                <text:p text:style-name="P8">99</text:p>
                <text:p text:style-name="P8">~15,33 %</text:p>
              </table:table-cell>
              <table:table-cell>
                <text:p text:style-name="P8">78</text:p>
                <text:p text:style-name="P8">~12,07 %</text:p>
              </table:table-cell>
              <table:table-cell>
                <text:p text:style-name="P8">316</text:p>
                <text:p text:style-name="P8">~48,92 %</text:p>
              </table:table-cell>
            </table:table-row>
            <table:table-row table:style-name="ro1" table:default-cell-style-name="ce1">
              <table:table-cell table:style-name="gray1">
                <text:p>DDTW</text:p>
                <text:p><text:span text:style-name="T11">(Schwellwert &gt; 35)</text:span></text:p>
              </table:table-cell>
              <table:table-cell>
                <text:p text:style-name="P8">850</text:p>
                <text:p text:style-name="P8">~32,53 %</text:p>
              </table:table-cell>
              <table:table-cell>
                <text:p text:style-name="P8"><text:s/>329</text:p>
                <text:p text:style-name="P8">~12,59%</text:p>
              </table:table-cell>
              <table:table-cell>
                <text:p text:style-name="P8">457</text:p>
                <text:p text:style-name="P8">~17,49 %</text:p>
              </table:table-cell>
              <table:table-cell>
                <text:p text:style-name="P8">661</text:p>
                <text:p text:style-name="P8">~25,29 %</text:p>
              </table:table-cell>
              <table:table-cell>
                <text:p text:style-name="P8">316</text:p>
                <text:p text:style-name="P8">~12,09 %</text:p>
              </table:table-cell>
            </table:table-row>
            <table:table-row table:style-name="ro1" table:default-cell-style-name="gray2">
              <table:table-cell>
                <text:p>FBDTW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CNN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list text:style-name="L1">
              <text:list-header>
                <text:p text:style-name="P9"><text:span text:style-name="T12">Klassen in Rohdaten</text:span></text:p>
              </text:list-header>
            </text:list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4">Plot or something else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N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4"/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10T21:04:16.910281508</dc:date>
    <meta:editing-duration>PT3H9M5S</meta:editing-duration>
    <meta:editing-cycles>7</meta:editing-cycles>
    <meta:generator>LibreOffice/5.1.6.2$Linux_X86_64 LibreOffice_project/10m0$Build-2</meta:generator>
    <meta:document-statistic meta:object-count="49"/>
  </office:meta>
</office:document-meta>
</file>